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2" style:family="paragraph" style:parent-style-name="Text_20_body">
      <style:paragraph-properties fo:margin-left="0in" fo:margin-right="0in" fo:text-indent="0in" style:auto-text-indent="false" fo:padding="0.0193in" fo:border="0.06pt solid #dedcd1"/>
    </style:style>
    <style:style style:name="P3" style:family="paragraph" style:parent-style-name="Heading_20_2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dedcd1"/>
    </style:style>
    <style:style style:name="P5" style:family="paragraph" style:parent-style-name="Text_20_body" style:list-style-name="L1">
      <style:paragraph-properties fo:margin-left="0in" fo:margin-right="0in" fo:text-indent="0in" style:auto-text-indent="false" fo:padding="0.0193in" fo:border="0.06pt solid #dedcd1"/>
    </style:style>
    <style:style style:name="P6" style:family="paragraph" style:parent-style-name="Heading_20_3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7" style:family="paragraph" style:parent-style-name="Text_20_body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.0193in" fo:border="0.06pt solid #dedcd1"/>
    </style:style>
    <style:style style:name="P9" style:family="paragraph" style:parent-style-name="Text_20_body" style:list-style-name="L2">
      <style:paragraph-properties fo:margin-left="0in" fo:margin-right="0in" fo:text-indent="0in" style:auto-text-indent="false" fo:padding="0.0193in" fo:border="0.06pt solid #dedcd1"/>
    </style:style>
    <style:style style:name="P10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11" style:family="paragraph" style:parent-style-name="Text_20_body" style:list-style-name="L3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12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.0193in" fo:border="0.06pt solid #dedcd1"/>
    </style:style>
    <style:style style:name="P13" style:family="paragraph" style:parent-style-name="Text_20_body" style:list-style-name="L4">
      <style:paragraph-properties fo:margin-left="0in" fo:margin-right="0in" fo:text-indent="0in" style:auto-text-indent="false" fo:padding="0.0193in" fo:border="0.06pt solid #dedcd1"/>
    </style:style>
    <style:style style:name="P14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15" style:family="paragraph" style:parent-style-name="Text_20_body" style:list-style-name="L5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16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17" style:family="paragraph" style:parent-style-name="Text_20_body" style:list-style-name="L6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18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fo:padding="0.0193in" fo:border="0.06pt solid #dedcd1"/>
    </style:style>
    <style:style style:name="P19" style:family="paragraph" style:parent-style-name="Text_20_body" style:list-style-name="L7">
      <style:paragraph-properties fo:margin-left="0in" fo:margin-right="0in" fo:text-indent="0in" style:auto-text-indent="false" fo:padding="0.0193in" fo:border="0.06pt solid #dedcd1"/>
    </style:style>
    <style:style style:name="P20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21" style:family="paragraph" style:parent-style-name="Text_20_body" style:list-style-name="L8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22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23" style:family="paragraph" style:parent-style-name="Text_20_body" style:list-style-name="L9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24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25" style:family="paragraph" style:parent-style-name="Text_20_body" style:list-style-name="L10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26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 fo:padding="0.0193in" fo:border="0.06pt solid #dedcd1"/>
    </style:style>
    <style:style style:name="P27" style:family="paragraph" style:parent-style-name="Text_20_body" style:list-style-name="L11">
      <style:paragraph-properties fo:margin-left="0in" fo:margin-right="0in" fo:text-indent="0in" style:auto-text-indent="false" fo:padding="0.0193in" fo:border="0.06pt solid #dedcd1"/>
    </style:style>
    <style:style style:name="P28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29" style:family="paragraph" style:parent-style-name="Text_20_body" style:list-style-name="L12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30" style:family="paragraph" style:parent-style-name="Text_20_body" style:list-style-name="L13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31" style:family="paragraph" style:parent-style-name="Text_20_body" style:list-style-name="L13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32" style:family="paragraph" style:parent-style-name="Text_20_body" style:list-style-name="L14">
      <style:paragraph-properties fo:margin-left="0in" fo:margin-right="0in" fo:margin-top="0in" fo:margin-bottom="0in" style:contextual-spacing="false" fo:text-indent="0in" style:auto-text-indent="false" fo:padding="0.0193in" fo:border="0.06pt solid #dedcd1"/>
    </style:style>
    <style:style style:name="P33" style:family="paragraph" style:parent-style-name="Text_20_body" style:list-style-name="L14">
      <style:paragraph-properties fo:margin-left="0in" fo:margin-right="0in" fo:text-indent="0in" style:auto-text-indent="false" fo:padding="0.0193in" fo:border="0.06pt solid #dedcd1"/>
    </style:style>
    <style:style style:name="P34" style:family="paragraph" style:parent-style-name="Text_20_body" style:list-style-name="L15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35" style:family="paragraph" style:parent-style-name="Text_20_body" style:list-style-name="L15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36" style:family="paragraph" style:parent-style-name="Text_20_body" style:list-style-name="L16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37" style:family="paragraph" style:parent-style-name="Text_20_body" style:list-style-name="L16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38" style:family="paragraph" style:parent-style-name="Text_20_body" style:list-style-name="L17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39" style:family="paragraph" style:parent-style-name="Text_20_body" style:list-style-name="L17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40" style:family="paragraph" style:parent-style-name="Text_20_body" style:list-style-name="L18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41" style:family="paragraph" style:parent-style-name="Text_20_body" style:list-style-name="L18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42" style:family="paragraph" style:parent-style-name="Text_20_body" style:list-style-name="L19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43" style:family="paragraph" style:parent-style-name="Text_20_body" style:list-style-name="L19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44" style:family="paragraph" style:parent-style-name="Text_20_body" style:list-style-name="L20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45" style:family="paragraph" style:parent-style-name="Text_20_body" style:list-style-name="L20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46" style:family="paragraph" style:parent-style-name="Text_20_body" style:list-style-name="L21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47" style:family="paragraph" style:parent-style-name="Text_20_body" style:list-style-name="L21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48" style:family="paragraph" style:parent-style-name="Text_20_body" style:list-style-name="L22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49" style:family="paragraph" style:parent-style-name="Text_20_body" style:list-style-name="L22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50" style:family="paragraph" style:parent-style-name="Text_20_body" style:list-style-name="L23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51" style:family="paragraph" style:parent-style-name="Text_20_body" style:list-style-name="L23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52" style:family="paragraph" style:parent-style-name="Text_20_body" style:list-style-name="L24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53" style:family="paragraph" style:parent-style-name="Text_20_body" style:list-style-name="L24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54" style:family="paragraph" style:parent-style-name="Text_20_body" style:list-style-name="L25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55" style:family="paragraph" style:parent-style-name="Text_20_body" style:list-style-name="L25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56" style:family="paragraph" style:parent-style-name="Text_20_body" style:list-style-name="L26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57" style:family="paragraph" style:parent-style-name="Text_20_body" style:list-style-name="L26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58" style:family="paragraph" style:parent-style-name="Text_20_body" style:list-style-name="L27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59" style:family="paragraph" style:parent-style-name="Text_20_body" style:list-style-name="L27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60" style:family="paragraph" style:parent-style-name="Text_20_body" style:list-style-name="L28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61" style:family="paragraph" style:parent-style-name="Text_20_body" style:list-style-name="L28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62" style:family="paragraph" style:parent-style-name="Text_20_body" style:list-style-name="L29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63" style:family="paragraph" style:parent-style-name="Text_20_body" style:list-style-name="L29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64" style:family="paragraph" style:parent-style-name="Text_20_body" style:list-style-name="L30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65" style:family="paragraph" style:parent-style-name="Text_20_body" style:list-style-name="L30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66" style:family="paragraph" style:parent-style-name="Text_20_body" style:list-style-name="L31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67" style:family="paragraph" style:parent-style-name="Text_20_body" style:list-style-name="L31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68" style:family="paragraph" style:parent-style-name="Text_20_body" style:list-style-name="L32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69" style:family="paragraph" style:parent-style-name="Text_20_body" style:list-style-name="L32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70" style:family="paragraph" style:parent-style-name="Text_20_body" style:list-style-name="L33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71" style:family="paragraph" style:parent-style-name="Text_20_body" style:list-style-name="L33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72" style:family="paragraph" style:parent-style-name="Text_20_body" style:list-style-name="L34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73" style:family="paragraph" style:parent-style-name="Text_20_body" style:list-style-name="L34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74" style:family="paragraph" style:parent-style-name="Text_20_body" style:list-style-name="L35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75" style:family="paragraph" style:parent-style-name="Text_20_body" style:list-style-name="L35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76" style:family="paragraph" style:parent-style-name="Text_20_body" style:list-style-name="L36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77" style:family="paragraph" style:parent-style-name="Text_20_body" style:list-style-name="L36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78" style:family="paragraph" style:parent-style-name="Text_20_body" style:list-style-name="L37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79" style:family="paragraph" style:parent-style-name="Text_20_body" style:list-style-name="L37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80" style:family="paragraph" style:parent-style-name="Text_20_body" style:list-style-name="L38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81" style:family="paragraph" style:parent-style-name="Text_20_body" style:list-style-name="L38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82" style:family="paragraph" style:parent-style-name="Text_20_body" style:list-style-name="L39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83" style:family="paragraph" style:parent-style-name="Text_20_body" style:list-style-name="L39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84" style:family="paragraph" style:parent-style-name="Text_20_body" style:list-style-name="L40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85" style:family="paragraph" style:parent-style-name="Text_20_body" style:list-style-name="L40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86" style:family="paragraph" style:parent-style-name="Text_20_body" style:list-style-name="L41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87" style:family="paragraph" style:parent-style-name="Text_20_body" style:list-style-name="L41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88" style:family="paragraph" style:parent-style-name="Text_20_body" style:list-style-name="L42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89" style:family="paragraph" style:parent-style-name="Text_20_body" style:list-style-name="L42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90" style:family="paragraph" style:parent-style-name="Text_20_body" style:list-style-name="L43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91" style:family="paragraph" style:parent-style-name="Text_20_body" style:list-style-name="L43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92" style:family="paragraph" style:parent-style-name="Text_20_body" style:list-style-name="L44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93" style:family="paragraph" style:parent-style-name="Text_20_body" style:list-style-name="L44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94" style:family="paragraph" style:parent-style-name="Text_20_body" style:list-style-name="L45">
      <style:paragraph-properties fo:margin-left="0in" fo:margin-right="0in" fo:margin-top="0in" fo:margin-bottom="0in" style:contextual-spacing="false" fo:text-indent="0in" style:auto-text-indent="false" fo:padding="0.0193in" fo:border="0.06pt solid #dedcd1"/>
      <style:text-properties loext:padding="0.0193in" loext:border="0.06pt solid #dedcd1"/>
    </style:style>
    <style:style style:name="P95" style:family="paragraph" style:parent-style-name="Text_20_body" style:list-style-name="L45">
      <style:paragraph-properties fo:margin-left="0in" fo:margin-right="0in" fo:text-indent="0in" style:auto-text-indent="false" fo:padding="0.0193in" fo:border="0.06pt solid #dedcd1"/>
      <style:text-properties loext:padding="0.0193in" loext:border="0.06pt solid #dedcd1"/>
    </style:style>
    <style:style style:name="P96" style:family="paragraph" style:parent-style-name="Text_20_body" style:list-style-name="L46">
      <style:paragraph-properties fo:margin-left="0in" fo:margin-right="0in" fo:margin-top="0in" fo:margin-bottom="0in" style:contextual-spacing="false" fo:text-indent="0in" style:auto-text-indent="false" fo:padding="0.0193in" fo:border="0.06pt solid #dedcd1"/>
    </style:style>
    <style:style style:name="P97" style:family="paragraph" style:parent-style-name="Text_20_body" style:list-style-name="L46">
      <style:paragraph-properties fo:margin-left="0in" fo:margin-right="0in" fo:text-indent="0in" style:auto-text-indent="false" fo:padding="0.0193in" fo:border="0.06pt solid #dedcd1"/>
    </style:style>
    <style:style style:name="P98" style:family="paragraph" style:parent-style-name="Text_20_body" style:list-style-name="L47">
      <style:paragraph-properties fo:margin-left="0in" fo:margin-right="0in" fo:margin-top="0in" fo:margin-bottom="0in" style:contextual-spacing="false" fo:text-indent="0in" style:auto-text-indent="false" fo:padding="0.0193in" fo:border="0.06pt solid #dedcd1"/>
    </style:style>
    <style:style style:name="P99" style:family="paragraph" style:parent-style-name="Text_20_body" style:list-style-name="L47">
      <style:paragraph-properties fo:margin-left="0in" fo:margin-right="0in" fo:text-indent="0in" style:auto-text-indent="false" fo:padding="0.0193in" fo:border="0.06pt solid #dedcd1"/>
    </style:style>
    <style:style style:name="P100" style:family="paragraph" style:parent-style-name="Text_20_body" style:list-style-name="L48">
      <style:paragraph-properties fo:margin-left="0in" fo:margin-right="0in" fo:margin-top="0in" fo:margin-bottom="0in" style:contextual-spacing="false" fo:text-indent="0in" style:auto-text-indent="false" fo:padding="0.0193in" fo:border="0.06pt solid #dedcd1"/>
    </style:style>
    <style:style style:name="P101" style:family="paragraph" style:parent-style-name="Text_20_body" style:list-style-name="L48">
      <style:paragraph-properties fo:margin-left="0in" fo:margin-right="0in" fo:text-indent="0in" style:auto-text-indent="false" fo:padding="0.0193in" fo:border="0.06pt solid #dedcd1"/>
    </style:style>
    <style:style style:name="T1" style:family="text">
      <style:text-properties loext:padding="0.0193in" loext:border="0.06pt solid #dedcd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IKERA UTILITY TOKEN PROJECT INFORMATION</text:h>
      <text:p text:style-name="P2"><text:span text:style-name="Strong_20_Emphasis"><text:span text:style-name="T1">Issuer:</text:span></text:span><text:span text:style-name="T1"> Bikera Foundation AG<text:line-break/></text:span><text:span text:style-name="Strong_20_Emphasis"><text:span text:style-name="T1">Jurisdiction:</text:span></text:span><text:span text:style-name="T1"> Switzerland<text:line-break/></text:span><text:span text:style-name="Strong_20_Emphasis"><text:span text:style-name="T1">Registration:</text:span></text:span><text:span text:style-name="T1"> [Swiss Commercial Register Number]<text:line-break/></text:span><text:span text:style-name="Strong_20_Emphasis"><text:span text:style-name="T1">Regulatory Framework:</text:span></text:span><text:span text:style-name="T1"> FINMA ICO Guidelines &amp; Swiss DLT Act<text:line-break/></text:span><text:span text:style-name="Strong_20_Emphasis"><text:span text:style-name="T1">Document Version:</text:span></text:span><text:span text:style-name="T1"> 1.0<text:line-break/></text:span><text:span text:style-name="Strong_20_Emphasis"><text:span text:style-name="T1">Language:</text:span></text:span><text:span text:style-name="T1"> English</text:span></text:p>
      <text:p text:style-name="Horizontal_20_Line"/>
      <text:h text:style-name="P3" text:outline-level="2">TABLE OF CONTENTS</text:h>
      <text:list text:style-name="L1">
        <text:list-item>
          <text:p text:style-name="P4"><text:a xlink:type="simple" xlink:href="https://claude.ai/chat/0343ade8-ae7f-40cb-9a9e-4cf2d7e548c0#1-executive-summary" text:style-name="Internet_20_link" text:visited-style-name="Visited_20_Internet_20_Link"><text:span text:style-name="T1">Executive Summary</text:span></text:a></text:p>
        </text:list-item>
        <text:list-item>
          <text:p text:style-name="P4"><text:a xlink:type="simple" xlink:href="https://claude.ai/chat/0343ade8-ae7f-40cb-9a9e-4cf2d7e548c0#2-swiss-regulatory-classification" text:style-name="Internet_20_link" text:visited-style-name="Visited_20_Internet_20_Link"><text:span text:style-name="T1">Swiss Regulatory Classification</text:span></text:a></text:p>
        </text:list-item>
        <text:list-item>
          <text:p text:style-name="P4"><text:a xlink:type="simple" xlink:href="https://claude.ai/chat/0343ade8-ae7f-40cb-9a9e-4cf2d7e548c0#3-project-overview" text:style-name="Internet_20_link" text:visited-style-name="Visited_20_Internet_20_Link"><text:span text:style-name="T1">Project Overview</text:span></text:a></text:p>
        </text:list-item>
        <text:list-item>
          <text:p text:style-name="P4"><text:a xlink:type="simple" xlink:href="https://claude.ai/chat/0343ade8-ae7f-40cb-9a9e-4cf2d7e548c0#4-token-economics-and-distribution" text:style-name="Internet_20_link" text:visited-style-name="Visited_20_Internet_20_Link"><text:span text:style-name="T1">Token Economics and Distribution</text:span></text:a></text:p>
        </text:list-item>
        <text:list-item>
          <text:p text:style-name="P4"><text:a xlink:type="simple" xlink:href="https://claude.ai/chat/0343ade8-ae7f-40cb-9a9e-4cf2d7e548c0#5-technical-architecture" text:style-name="Internet_20_link" text:visited-style-name="Visited_20_Internet_20_Link"><text:span text:style-name="T1">Technical Architecture</text:span></text:a></text:p>
        </text:list-item>
        <text:list-item>
          <text:p text:style-name="P4"><text:a xlink:type="simple" xlink:href="https://claude.ai/chat/0343ade8-ae7f-40cb-9a9e-4cf2d7e548c0#6-risk-disclosures" text:style-name="Internet_20_link" text:visited-style-name="Visited_20_Internet_20_Link"><text:span text:style-name="T1">Risk Disclosures</text:span></text:a></text:p>
        </text:list-item>
        <text:list-item>
          <text:p text:style-name="P4"><text:a xlink:type="simple" xlink:href="https://claude.ai/chat/0343ade8-ae7f-40cb-9a9e-4cf2d7e548c0#7-legal-and-regulatory-compliance" text:style-name="Internet_20_link" text:visited-style-name="Visited_20_Internet_20_Link"><text:span text:style-name="T1">Legal and Regulatory Compliance</text:span></text:a></text:p>
        </text:list-item>
        <text:list-item>
          <text:p text:style-name="P4"><text:a xlink:type="simple" xlink:href="https://claude.ai/chat/0343ade8-ae7f-40cb-9a9e-4cf2d7e548c0#8-team-and-governance" text:style-name="Internet_20_link" text:visited-style-name="Visited_20_Internet_20_Link"><text:span text:style-name="T1">Team and Governance</text:span></text:a></text:p>
        </text:list-item>
        <text:list-item>
          <text:p text:style-name="P4"><text:a xlink:type="simple" xlink:href="https://claude.ai/chat/0343ade8-ae7f-40cb-9a9e-4cf2d7e548c0#9-use-of-proceeds" text:style-name="Internet_20_link" text:visited-style-name="Visited_20_Internet_20_Link"><text:span text:style-name="T1">Use of Proceeds</text:span></text:a></text:p>
        </text:list-item>
        <text:list-item>
          <text:p text:style-name="P5"><text:a xlink:type="simple" xlink:href="https://claude.ai/chat/0343ade8-ae7f-40cb-9a9e-4cf2d7e548c0#10-contact-information" text:style-name="Internet_20_link" text:visited-style-name="Visited_20_Internet_20_Link"><text:span text:style-name="T1">Contact Information</text:span></text:a></text:p>
        </text:list-item>
      </text:list>
      <text:p text:style-name="Horizontal_20_Line"/>
      <text:h text:style-name="P3" text:outline-level="2">1. EXECUTIVE SUMMARY</text:h>
      <text:h text:style-name="P6" text:outline-level="3">Project Mission</text:h>
      <text:p text:style-name="P7">Bikera is a blockchain ecosystem designed to incentivize sustainable urban transportation through a decentralized network of bicycles and human-powered vehicles. The project combines IoT technology, blockchain infrastructure, and community governance to create a transparent, efficient bike-sharing platform.</text:p>
      <text:h text:style-name="P6" text:outline-level="3"><text:soft-page-break/>MERA Utility Token</text:h>
      <text:p text:style-name="P7">MERA serves as the native utility token enabling access to the Bikera network's services including vehicle rentals, maintenance payments, and network governance participation.</text:p>
      <text:h text:style-name="P6" text:outline-level="3">Swiss Regulatory Approach</text:h>
      <text:p text:style-name="P7">Under FINMA's principle-based framework, MERA is classified as a utility token providing access to transportation services rather than representing investment rights or claims against the issuer.</text:p>
      <text:h text:style-name="P6" text:outline-level="3">Key Benefits</text:h>
      <text:list text:style-name="L2">
        <text:list-item>
          <text:p text:style-name="P8"><text:span text:style-name="Strong_20_Emphasis"><text:span text:style-name="T1">Environmental Impact</text:span></text:span><text:span text:style-name="T1">: Promotes sustainable transportation reducing urban emissions</text:span></text:p>
        </text:list-item>
        <text:list-item>
          <text:p text:style-name="P8"><text:span text:style-name="Strong_20_Emphasis"><text:span text:style-name="T1">Community Governance</text:span></text:span><text:span text:style-name="T1">: Decentralized decision-making through reputation-based voting</text:span></text:p>
        </text:list-item>
        <text:list-item>
          <text:p text:style-name="P8"><text:span text:style-name="Strong_20_Emphasis"><text:span text:style-name="T1">Innovation</text:span></text:span><text:span text:style-name="T1">: Novel Proof of Transit consensus mechanism based on real-world movement</text:span></text:p>
        </text:list-item>
        <text:list-item>
          <text:p text:style-name="P9"><text:span text:style-name="Strong_20_Emphasis"><text:span text:style-name="T1">Legal Certainty</text:span></text:span><text:span text:style-name="T1">: Swiss regulatory framework provides clarity and innovation support</text:span></text:p>
        </text:list-item>
      </text:list>
      <text:p text:style-name="Horizontal_20_Line"/>
      <text:h text:style-name="P3" text:outline-level="2">2. SWISS REGULATORY CLASSIFICATION</text:h>
      <text:h text:style-name="P6" text:outline-level="3">FINMA Token Classification</text:h>
      <text:p text:style-name="P2"><text:span text:style-name="Strong_20_Emphasis"><text:span text:style-name="T1">Primary Classification: Utility Token</text:span></text:span></text:p>
      <text:list text:style-name="L3">
        <text:list-item>
          <text:p text:style-name="P10">Provides digital access to Bikera's transportation network services</text:p>
        </text:list-item>
        <text:list-item>
          <text:p text:style-name="P10">Enables rental of bicycles and human-powered vehicles</text:p>
        </text:list-item>
        <text:list-item>
          <text:p text:style-name="P10">Facilitates payment for maintenance and network services</text:p>
        </text:list-item>
        <text:list-item>
          <text:p text:style-name="P11">Does not represent equity, debt, or investment rights in Bikera Foundation AG</text:p>
        </text:list-item>
      </text:list>
      <text:p text:style-name="P2"><text:span text:style-name="Strong_20_Emphasis"><text:span text:style-name="T1">Regulatory Implications:</text:span></text:span></text:p>
      <text:list text:style-name="L4">
        <text:list-item>
          <text:p text:style-name="P12"><text:span text:style-name="Strong_20_Emphasis"><text:span text:style-name="T1">No Securities Regulation</text:span></text:span><text:span text:style-name="T1">: Utility tokens generally do not qualify as securities under Swiss law</text:span></text:p>
        </text:list-item>
        <text:list-item>
          <text:p text:style-name="P12"><text:span text:style-name="Strong_20_Emphasis"><text:span text:style-name="T1">AML Compliance Required</text:span></text:span><text:span text:style-name="T1">: As transferable tokens, MERA is subject to anti-money laundering requirements</text:span></text:p>
        </text:list-item>
        <text:list-item>
          <text:p text:style-name="P12"><text:span text:style-name="Strong_20_Emphasis"><text:span text:style-name="T1">No Banking License</text:span></text:span><text:span text:style-name="T1">: Issuance of utility tokens typically does not require banking authorization</text:span></text:p>
        </text:list-item>
        <text:list-item>
          <text:p text:style-name="P13"><text:span text:style-name="Strong_20_Emphasis"><text:span text:style-name="T1">DLT Act Protection</text:span></text:span><text:span text:style-name="T1">: Benefits from Swiss DLT Act's legal framework for blockchain projects</text:span></text:p>
        </text:list-item>
      </text:list>
      <text:h text:style-name="P6" text:outline-level="3"><text:soft-page-break/>Substance Over Form Approach</text:h>
      <text:p text:style-name="P7">FINMA evaluates tokens based on their economic function and purpose rather than formal structure. MERA's primary function is providing access to transportation services, clearly positioning it as a utility token.</text:p>
      <text:p text:style-name="Horizontal_20_Line"/>
      <text:h text:style-name="P3" text:outline-level="2">3. PROJECT OVERVIEW</text:h>
      <text:h text:style-name="P6" text:outline-level="3">Vision Statement</text:h>
      <text:p text:style-name="P7">To create a sustainable, community-governed transportation ecosystem that incentivizes the use of environmentally-friendly vehicles while providing transparent, efficient services through blockchain technology.</text:p>
      <text:h text:style-name="P6" text:outline-level="3">Core Components</text:h>
      <text:p text:style-name="P2"><text:span text:style-name="Strong_20_Emphasis"><text:span text:style-name="T1">1. Smart Lock Infrastructure</text:span></text:span></text:p>
      <text:list text:style-name="L5">
        <text:list-item>
          <text:p text:style-name="P14">IoT-enabled locks for bicycles and human-powered vehicles</text:p>
        </text:list-item>
        <text:list-item>
          <text:p text:style-name="P14">GPS tracking and LoRa network connectivity</text:p>
        </text:list-item>
        <text:list-item>
          <text:p text:style-name="P14">Tamper-resistant design with secure key storage</text:p>
        </text:list-item>
        <text:list-item>
          <text:p text:style-name="P15">Open-source hardware specifications</text:p>
        </text:list-item>
      </text:list>
      <text:p text:style-name="P2"><text:span text:style-name="Strong_20_Emphasis"><text:span text:style-name="T1">2. Blockchain Network</text:span></text:span></text:p>
      <text:list text:style-name="L6">
        <text:list-item>
          <text:p text:style-name="P16">Hybrid multi-layer architecture (main chain + sidechains)</text:p>
        </text:list-item>
        <text:list-item>
          <text:p text:style-name="P16">Proof of Transit consensus mechanism</text:p>
        </text:list-item>
        <text:list-item>
          <text:p text:style-name="P16">Real-world movement verification</text:p>
        </text:list-item>
        <text:list-item>
          <text:p text:style-name="P17">Decentralized governance through reputation tokens</text:p>
        </text:list-item>
      </text:list>
      <text:p text:style-name="P2"><text:span text:style-name="Strong_20_Emphasis"><text:span text:style-name="T1">3. Community Ecosystem</text:span></text:span></text:p>
      <text:list text:style-name="L7">
        <text:list-item>
          <text:p text:style-name="P18"><text:span text:style-name="Strong_20_Emphasis"><text:span text:style-name="T1">Bikers</text:span></text:span><text:span text:style-name="T1">: Users who rent and ride vehicles</text:span></text:p>
        </text:list-item>
        <text:list-item>
          <text:p text:style-name="P18"><text:span text:style-name="Strong_20_Emphasis"><text:span text:style-name="T1">Supporters</text:span></text:span><text:span text:style-name="T1">: Vehicle owners providing assets to the network</text:span></text:p>
        </text:list-item>
        <text:list-item>
          <text:p text:style-name="P18"><text:span text:style-name="Strong_20_Emphasis"><text:span text:style-name="T1">Validators</text:span></text:span><text:span text:style-name="T1">: Network maintainers operating infrastructure nodes</text:span></text:p>
        </text:list-item>
        <text:list-item>
          <text:p text:style-name="P19"><text:span text:style-name="Strong_20_Emphasis"><text:span text:style-name="T1">Producers</text:span></text:span><text:span text:style-name="T1">: Hardware manufacturers creating compatible devices</text:span></text:p>
        </text:list-item>
      </text:list>
      <text:h text:style-name="P6" text:outline-level="3"><text:soft-page-break/>Environmental Impact</text:h>
      <text:p text:style-name="P7">Bikera promotes sustainable transportation by:</text:p>
      <text:list text:style-name="L8">
        <text:list-item>
          <text:p text:style-name="P20">Incentivizing bicycle use over motor vehicles</text:p>
        </text:list-item>
        <text:list-item>
          <text:p text:style-name="P20">Reducing urban air pollution and carbon emissions</text:p>
        </text:list-item>
        <text:list-item>
          <text:p text:style-name="P20">Supporting circular economy through vehicle sharing</text:p>
        </text:list-item>
        <text:list-item>
          <text:p text:style-name="P21">Utilizing energy-efficient consensus mechanisms</text:p>
        </text:list-item>
      </text:list>
      <text:p text:style-name="Horizontal_20_Line"/>
      <text:h text:style-name="P3" text:outline-level="2">4. TOKEN ECONOMICS AND DISTRIBUTION</text:h>
      <text:h text:style-name="P6" text:outline-level="3">MERA Token Utility</text:h>
      <text:p text:style-name="P2"><text:span text:style-name="Strong_20_Emphasis"><text:span text:style-name="T1">Primary Use Cases:</text:span></text:span></text:p>
      <text:list text:style-name="L9">
        <text:list-item>
          <text:p text:style-name="P22">Payment for vehicle rental services</text:p>
        </text:list-item>
        <text:list-item>
          <text:p text:style-name="P22">Compensation for network maintenance</text:p>
        </text:list-item>
        <text:list-item>
          <text:p text:style-name="P22">Access to premium network features</text:p>
        </text:list-item>
        <text:list-item>
          <text:p text:style-name="P23">Payment for smart lock hardware</text:p>
        </text:list-item>
      </text:list>
      <text:p text:style-name="P2"><text:span text:style-name="Strong_20_Emphasis"><text:span text:style-name="T1">Network Rewards:</text:span></text:span></text:p>
      <text:list text:style-name="L10">
        <text:list-item>
          <text:p text:style-name="P24">Bikers earn rewards based on distance traveled</text:p>
        </text:list-item>
        <text:list-item>
          <text:p text:style-name="P24">Supporters receive compensation for vehicle usage</text:p>
        </text:list-item>
        <text:list-item>
          <text:p text:style-name="P24">Validators earn fees for network maintenance</text:p>
        </text:list-item>
        <text:list-item>
          <text:p text:style-name="P25">All rewards distributed in MERA tokens</text:p>
        </text:list-item>
      </text:list>
      <text:h text:style-name="P6" text:outline-level="3">Token Distribution</text:h>
      <text:p text:style-name="P2"><text:span text:style-name="Strong_20_Emphasis"><text:span text:style-name="T1">Total Supply</text:span></text:span><text:span text:style-name="T1">: 1,000,000,000 MERA tokens</text:span></text:p>
      <text:p text:style-name="P2"><text:span text:style-name="Strong_20_Emphasis"><text:span text:style-name="T1">Allocation:</text:span></text:span></text:p>
      <text:list text:style-name="L11">
        <text:list-item>
          <text:p text:style-name="P26"><text:span text:style-name="Strong_20_Emphasis"><text:span text:style-name="T1">Network Rewards Pool</text:span></text:span><text:span text:style-name="T1">: 60% (600M tokens) - Distributed over 10 years</text:span></text:p>
        </text:list-item>
        <text:list-item>
          <text:p text:style-name="P26"><text:span text:style-name="Strong_20_Emphasis"><text:span text:style-name="T1">Foundation Operations</text:span></text:span><text:span text:style-name="T1">: 20% (200M tokens) - Development and legal expenses</text:span></text:p>
        </text:list-item>
        <text:list-item>
          <text:p text:style-name="P26"><text:span text:style-name="Strong_20_Emphasis"><text:span text:style-name="T1">Community Treasury</text:span></text:span><text:span text:style-name="T1">: 15% (150M tokens) - Governance-directed initiatives</text:span></text:p>
        </text:list-item>
        <text:list-item>
          <text:p text:style-name="P27"><text:span text:style-name="Strong_20_Emphasis"><text:span text:style-name="T1">Initial Contributors</text:span></text:span><text:span text:style-name="T1">: 5% (50M tokens) - Founding team and early supporters</text:span></text:p>
        </text:list-item>
      </text:list>
      <text:h text:style-name="P6" text:outline-level="3"><text:soft-page-break/>Economic Model</text:h>
      <text:p text:style-name="P2"><text:span text:style-name="Strong_20_Emphasis"><text:span text:style-name="T1">Inflation Mechanism:</text:span></text:span></text:p>
      <text:list text:style-name="L12">
        <text:list-item>
          <text:p text:style-name="P28">Annual inflation rate: 2-10% determined by community governance</text:p>
        </text:list-item>
        <text:list-item>
          <text:p text:style-name="P28">Block rewards distributed among network participants</text:p>
        </text:list-item>
        <text:list-item>
          <text:p text:style-name="P28">Inflation adjustments occur every ~52,000 blocks</text:p>
        </text:list-item>
        <text:list-item>
          <text:p text:style-name="P29">Designed to incentivize long-term network participation</text:p>
        </text:list-item>
      </text:list>
      <text:p text:style-name="P2"><text:span text:style-name="Strong_20_Emphasis"><text:span text:style-name="T1">BikeraXP Reputation System:</text:span></text:span></text:p>
      <text:list text:style-name="L13">
        <text:list-item>
          <text:p text:style-name="P30">Non-transferable reputation tokens earned through network usage</text:p>
        </text:list-item>
        <text:list-item>
          <text:p text:style-name="P30">Provides voting power in governance decisions</text:p>
        </text:list-item>
        <text:list-item>
          <text:p text:style-name="P30">Cannot be bought, sold, or transferred</text:p>
        </text:list-item>
        <text:list-item>
          <text:p text:style-name="P31">Earned only through verified real-world activity</text:p>
        </text:list-item>
      </text:list>
      <text:p text:style-name="Horizontal_20_Line"/>
      <text:h text:style-name="P3" text:outline-level="2">5. TECHNICAL ARCHITECTURE</text:h>
      <text:h text:style-name="P6" text:outline-level="3">Blockchain Infrastructure</text:h>
      <text:p text:style-name="P2"><text:span text:style-name="Strong_20_Emphasis"><text:span text:style-name="T1">Multi-Layer Design:</text:span></text:span></text:p>
      <text:list text:style-name="L14">
        <text:list-item>
          <text:p text:style-name="P32"><text:span text:style-name="Strong_20_Emphasis"><text:span text:style-name="T1">Layer 1 (Main Chain)</text:span></text:span><text:span text:style-name="T1">: Core MERA transactions and governance</text:span></text:p>
        </text:list-item>
        <text:list-item>
          <text:p text:style-name="P32"><text:span text:style-name="Strong_20_Emphasis"><text:span text:style-name="T1">Layer 2 (Sidechains)</text:span></text:span><text:span text:style-name="T1">: Regional transportation data and micropayments</text:span></text:p>
        </text:list-item>
        <text:list-item>
          <text:p text:style-name="P33"><text:span text:style-name="Strong_20_Emphasis"><text:span text:style-name="T1">Cross-chain communication</text:span></text:span><text:span text:style-name="T1">: Secure data aggregation and settlement</text:span></text:p>
        </text:list-item>
      </text:list>
      <text:h text:style-name="P6" text:outline-level="3">Proof of Transit Consensus</text:h>
      <text:p text:style-name="P2"><text:span text:style-name="Strong_20_Emphasis"><text:span text:style-name="T1">Innovation:</text:span></text:span><text:span text:style-name="T1"> Novel consensus mechanism combining:</text:span></text:p>
      <text:list text:style-name="L15">
        <text:list-item>
          <text:p text:style-name="P34">Real-world movement verification through GPS and LoRa networks</text:p>
        </text:list-item>
        <text:list-item>
          <text:p text:style-name="P34">Cryptographic security of traditional blockchain consensus</text:p>
        </text:list-item>
        <text:list-item>
          <text:p text:style-name="P34">Geographic distribution requirements preventing centralization</text:p>
        </text:list-item>
        <text:list-item>
          <text:p text:style-name="P35">Physical proof-of-work through actual transportation</text:p>
        </text:list-item>
      </text:list>
      <text:p text:style-name="P2"><text:span text:style-name="Strong_20_Emphasis"><text:span text:style-name="T1">How It Works:</text:span></text:span></text:p>
      <text:list text:style-name="L16">
        <text:list-item>
          <text:p text:style-name="P36">Smart locks report location and movement data</text:p>
        </text:list-item>
        <text:list-item>
          <text:p text:style-name="P36">Network generates random distance/direction vectors</text:p>
        </text:list-item>
        <text:list-item>
          <text:p text:style-name="P36"><text:soft-page-break/>Closest matching real-world movement selects validator</text:p>
        </text:list-item>
        <text:list-item>
          <text:p text:style-name="P37">Block validation requires both computational and physical proof</text:p>
        </text:list-item>
      </text:list>
      <text:h text:style-name="P6" text:outline-level="3">Smart Contract Framework</text:h>
      <text:p text:style-name="P2"><text:span text:style-name="Strong_20_Emphasis"><text:span text:style-name="T1">Core Contracts:</text:span></text:span></text:p>
      <text:list text:style-name="L17">
        <text:list-item>
          <text:p text:style-name="P38">Vehicle rental and payment processing</text:p>
        </text:list-item>
        <text:list-item>
          <text:p text:style-name="P38">Reputation scoring and governance voting</text:p>
        </text:list-item>
        <text:list-item>
          <text:p text:style-name="P38">Maintenance scheduling and verification</text:p>
        </text:list-item>
        <text:list-item>
          <text:p text:style-name="P39">Network parameter adjustments</text:p>
        </text:list-item>
      </text:list>
      <text:h text:style-name="P6" text:outline-level="3">Security Measures</text:h>
      <text:list text:style-name="L18">
        <text:list-item>
          <text:p text:style-name="P40">Multi-signature wallet protection for treasury funds</text:p>
        </text:list-item>
        <text:list-item>
          <text:p text:style-name="P40">Regular smart contract audits by third-party security firms</text:p>
        </text:list-item>
        <text:list-item>
          <text:p text:style-name="P40">Hardware security modules in smart locks</text:p>
        </text:list-item>
        <text:list-item>
          <text:p text:style-name="P41">End-to-end encryption for all network communications</text:p>
        </text:list-item>
      </text:list>
      <text:p text:style-name="Horizontal_20_Line"/>
      <text:h text:style-name="P3" text:outline-level="2">6. RISK DISCLOSURES</text:h>
      <text:h text:style-name="P6" text:outline-level="3">Technology Risks</text:h>
      <text:p text:style-name="P2"><text:span text:style-name="Strong_20_Emphasis"><text:span text:style-name="T1">Smart Contract Vulnerabilities</text:span></text:span></text:p>
      <text:list text:style-name="L19">
        <text:list-item>
          <text:p text:style-name="P42">Bugs in smart contract code may result in loss of funds</text:p>
        </text:list-item>
        <text:list-item>
          <text:p text:style-name="P42">Protocol upgrades may introduce new security risks</text:p>
        </text:list-item>
        <text:list-item>
          <text:p text:style-name="P43">Interaction between multiple contracts may create unforeseen vulnerabilities</text:p>
        </text:list-item>
      </text:list>
      <text:p text:style-name="P2"><text:span text:style-name="Strong_20_Emphasis"><text:span text:style-name="T1">Infrastructure Dependencies</text:span></text:span></text:p>
      <text:list text:style-name="L20">
        <text:list-item>
          <text:p text:style-name="P44">Reliance on LoRa network and GPS systems</text:p>
        </text:list-item>
        <text:list-item>
          <text:p text:style-name="P44">Potential hardware failures in smart locks</text:p>
        </text:list-item>
        <text:list-item>
          <text:p text:style-name="P45">Blockchain network congestion affecting transaction processing</text:p>
        </text:list-item>
      </text:list>
      <text:p text:style-name="P2"><text:span text:style-name="Strong_20_Emphasis"><text:span text:style-name="T1">Cybersecurity Threats</text:span></text:span></text:p>
      <text:list text:style-name="L21">
        <text:list-item>
          <text:p text:style-name="P46">Private key theft or loss resulting in permanent token loss</text:p>
        </text:list-item>
        <text:list-item>
          <text:p text:style-name="P46">Social engineering attacks targeting users</text:p>
        </text:list-item>
        <text:list-item>
          <text:p text:style-name="P47"><text:soft-page-break/>Potential network attacks despite consensus mechanism protections</text:p>
        </text:list-item>
      </text:list>
      <text:h text:style-name="P6" text:outline-level="3">Market and Adoption Risks</text:h>
      <text:p text:style-name="P2"><text:span text:style-name="Strong_20_Emphasis"><text:span text:style-name="T1">Competition and Market Acceptance</text:span></text:span></text:p>
      <text:list text:style-name="L22">
        <text:list-item>
          <text:p text:style-name="P48">Traditional bike-sharing services may limit adoption</text:p>
        </text:list-item>
        <text:list-item>
          <text:p text:style-name="P48">User preference for existing transportation options</text:p>
        </text:list-item>
        <text:list-item>
          <text:p text:style-name="P49">Regulatory restrictions in certain jurisdictions</text:p>
        </text:list-item>
      </text:list>
      <text:p text:style-name="P2"><text:span text:style-name="Strong_20_Emphasis"><text:span text:style-name="T1">Technology Adoption</text:span></text:span></text:p>
      <text:list text:style-name="L23">
        <text:list-item>
          <text:p text:style-name="P50">Learning curve for blockchain-based services</text:p>
        </text:list-item>
        <text:list-item>
          <text:p text:style-name="P50">Infrastructure requirements for network operation</text:p>
        </text:list-item>
        <text:list-item>
          <text:p text:style-name="P51">Integration challenges with existing urban transportation</text:p>
        </text:list-item>
      </text:list>
      <text:h text:style-name="P6" text:outline-level="3">Regulatory and Legal Risks</text:h>
      <text:p text:style-name="P2"><text:span text:style-name="Strong_20_Emphasis"><text:span text:style-name="T1">Evolving Regulations</text:span></text:span></text:p>
      <text:list text:style-name="L24">
        <text:list-item>
          <text:p text:style-name="P52">Potential changes in Swiss crypto-asset regulations</text:p>
        </text:list-item>
        <text:list-item>
          <text:p text:style-name="P52">Jurisdiction-specific transportation regulations</text:p>
        </text:list-item>
        <text:list-item>
          <text:p text:style-name="P53">Anti-money laundering compliance requirements</text:p>
        </text:list-item>
      </text:list>
      <text:p text:style-name="P2"><text:span text:style-name="Strong_20_Emphasis"><text:span text:style-name="T1">Operational Compliance</text:span></text:span></text:p>
      <text:list text:style-name="L25">
        <text:list-item>
          <text:p text:style-name="P54">Multi-jurisdictional regulatory requirements for expansion</text:p>
        </text:list-item>
        <text:list-item>
          <text:p text:style-name="P54">Local permits and authorizations for bike-sharing operations</text:p>
        </text:list-item>
        <text:list-item>
          <text:p text:style-name="P55">Liability issues related to vehicle accidents or disputes</text:p>
        </text:list-item>
      </text:list>
      <text:h text:style-name="P6" text:outline-level="3">Economic and Financial Risks</text:h>
      <text:p text:style-name="P2"><text:span text:style-name="Strong_20_Emphasis"><text:span text:style-name="T1">Token Value Volatility</text:span></text:span></text:p>
      <text:list text:style-name="L26">
        <text:list-item>
          <text:p text:style-name="P56">MERA token value may fluctuate significantly</text:p>
        </text:list-item>
        <text:list-item>
          <text:p text:style-name="P56">No guarantee of token liquidity or exchange availability</text:p>
        </text:list-item>
        <text:list-item>
          <text:p text:style-name="P57">Market manipulation by large token holders</text:p>
        </text:list-item>
      </text:list>
      <text:p text:style-name="P2"><text:span text:style-name="Strong_20_Emphasis"><text:span text:style-name="T1">Network Economics</text:span></text:span></text:p>
      <text:list text:style-name="L27">
        <text:list-item>
          <text:p text:style-name="P58">Insufficient user adoption may affect token utility</text:p>
        </text:list-item>
        <text:list-item>
          <text:p text:style-name="P58">Economic incentives may not sustain long-term participation</text:p>
        </text:list-item>
        <text:list-item>
          <text:p text:style-name="P59"><text:soft-page-break/>Competition from other blockchain-based transportation projects</text:p>
        </text:list-item>
      </text:list>
      <text:p text:style-name="Horizontal_20_Line"/>
      <text:h text:style-name="P3" text:outline-level="2">7. LEGAL AND REGULATORY COMPLIANCE</text:h>
      <text:h text:style-name="P6" text:outline-level="3">Swiss Regulatory Framework</text:h>
      <text:p text:style-name="P2"><text:span text:style-name="Strong_20_Emphasis"><text:span text:style-name="T1">FINMA Oversight</text:span></text:span></text:p>
      <text:list text:style-name="L28">
        <text:list-item>
          <text:p text:style-name="P60">Compliance with ICO Guidelines and utility token classification</text:p>
        </text:list-item>
        <text:list-item>
          <text:p text:style-name="P60">Anti-Money Laundering Act (AMLA) requirements</text:p>
        </text:list-item>
        <text:list-item>
          <text:p text:style-name="P61">Ongoing monitoring of regulatory developments</text:p>
        </text:list-item>
      </text:list>
      <text:p text:style-name="P2"><text:span text:style-name="Strong_20_Emphasis"><text:span text:style-name="T1">DLT Act Compliance</text:span></text:span></text:p>
      <text:list text:style-name="L29">
        <text:list-item>
          <text:p text:style-name="P62">Benefits from Swiss blockchain-friendly legislation</text:p>
        </text:list-item>
        <text:list-item>
          <text:p text:style-name="P62">Legal certainty for token transfers and custody</text:p>
        </text:list-item>
        <text:list-item>
          <text:p text:style-name="P63">Insolvency protection for digital assets</text:p>
        </text:list-item>
      </text:list>
      <text:h text:style-name="P6" text:outline-level="3">Anti-Money Laundering Measures</text:h>
      <text:p text:style-name="P2"><text:span text:style-name="Strong_20_Emphasis"><text:span text:style-name="T1">Customer Due Diligence</text:span></text:span></text:p>
      <text:list text:style-name="L30">
        <text:list-item>
          <text:p text:style-name="P64">Identity verification for all network participants</text:p>
        </text:list-item>
        <text:list-item>
          <text:p text:style-name="P64">Transaction monitoring and suspicious activity reporting</text:p>
        </text:list-item>
        <text:list-item>
          <text:p text:style-name="P65">Regular compliance audits and staff training</text:p>
        </text:list-item>
      </text:list>
      <text:p text:style-name="P2"><text:span text:style-name="Strong_20_Emphasis"><text:span text:style-name="T1">Record Keeping</text:span></text:span></text:p>
      <text:list text:style-name="L31">
        <text:list-item>
          <text:p text:style-name="P66">Comprehensive transaction logs and user records</text:p>
        </text:list-item>
        <text:list-item>
          <text:p text:style-name="P66">Compliance with data retention requirements</text:p>
        </text:list-item>
        <text:list-item>
          <text:p text:style-name="P67">Cooperation with regulatory authorities as required</text:p>
        </text:list-item>
      </text:list>
      <text:h text:style-name="P6" text:outline-level="3">Data Protection</text:h>
      <text:p text:style-name="P2"><text:span text:style-name="Strong_20_Emphasis"><text:span text:style-name="T1">Privacy Compliance</text:span></text:span></text:p>
      <text:list text:style-name="L32">
        <text:list-item>
          <text:p text:style-name="P68">GDPR compliance for EU users</text:p>
        </text:list-item>
        <text:list-item>
          <text:p text:style-name="P68">Swiss Data Protection Act adherence</text:p>
        </text:list-item>
        <text:list-item>
          <text:p text:style-name="P69">User consent and data minimization principles</text:p>
        </text:list-item>
      </text:list>
      <text:h text:style-name="P6" text:outline-level="3"><text:soft-page-break/>International Expansion</text:h>
      <text:p text:style-name="P2"><text:span text:style-name="Strong_20_Emphasis"><text:span text:style-name="T1">Regulatory Strategy</text:span></text:span></text:p>
      <text:list text:style-name="L33">
        <text:list-item>
          <text:p text:style-name="P70">Legal assessment required for each new jurisdiction</text:p>
        </text:list-item>
        <text:list-item>
          <text:p text:style-name="P70">Local licensing and compliance requirements</text:p>
        </text:list-item>
        <text:list-item>
          <text:p text:style-name="P71">Partnership with local legal and regulatory experts</text:p>
        </text:list-item>
      </text:list>
      <text:p text:style-name="Horizontal_20_Line"/>
      <text:h text:style-name="P3" text:outline-level="2">8. TEAM AND GOVERNANCE</text:h>
      <text:h text:style-name="P6" text:outline-level="3">Bikera Foundation AG</text:h>
      <text:p text:style-name="P2"><text:span text:style-name="Strong_20_Emphasis"><text:span text:style-name="T1">Corporate Structure</text:span></text:span></text:p>
      <text:list text:style-name="L34">
        <text:list-item>
          <text:p text:style-name="P72">Swiss AG (Aktiengesellschaft) legal entity</text:p>
        </text:list-item>
        <text:list-item>
          <text:p text:style-name="P72">Registered in Swiss Commercial Register</text:p>
        </text:list-item>
        <text:list-item>
          <text:p text:style-name="P73">Professional board of directors with relevant expertise</text:p>
        </text:list-item>
      </text:list>
      <text:p text:style-name="P2"><text:span text:style-name="Strong_20_Emphasis"><text:span text:style-name="T1">Management Team</text:span></text:span></text:p>
      <text:list text:style-name="L35">
        <text:list-item>
          <text:p text:style-name="P74">[Names and backgrounds to be disclosed upon team finalization]</text:p>
        </text:list-item>
        <text:list-item>
          <text:p text:style-name="P74">Combined expertise in blockchain technology, sustainable transportation, and regulatory compliance</text:p>
        </text:list-item>
        <text:list-item>
          <text:p text:style-name="P75">Commitment to transparency and community governance</text:p>
        </text:list-item>
      </text:list>
      <text:h text:style-name="P6" text:outline-level="3">Decentralized Governance</text:h>
      <text:p text:style-name="P2"><text:span text:style-name="Strong_20_Emphasis"><text:span text:style-name="T1">DAO Structure</text:span></text:span></text:p>
      <text:list text:style-name="L36">
        <text:list-item>
          <text:p text:style-name="P76">Community governance through BikeraXP reputation tokens</text:p>
        </text:list-item>
        <text:list-item>
          <text:p text:style-name="P76">Voting power based on network participation and contribution</text:p>
        </text:list-item>
        <text:list-item>
          <text:p text:style-name="P77">Progressive transition from foundation control to community governance</text:p>
        </text:list-item>
      </text:list>
      <text:p text:style-name="P2"><text:span text:style-name="Strong_20_Emphasis"><text:span text:style-name="T1">Governance Process</text:span></text:span></text:p>
      <text:list text:style-name="L37">
        <text:list-item>
          <text:p text:style-name="P78">Proposal submission and community discussion</text:p>
        </text:list-item>
        <text:list-item>
          <text:p text:style-name="P78">Reputation-weighted voting on protocol changes</text:p>
        </text:list-item>
        <text:list-item>
          <text:p text:style-name="P79">Implementation of approved proposals through smart contracts</text:p>
        </text:list-item>
      </text:list>
      <text:h text:style-name="P6" text:outline-level="3"><text:soft-page-break/>Advisory Structure</text:h>
      <text:p text:style-name="P2"><text:span text:style-name="Strong_20_Emphasis"><text:span text:style-name="T1">Technical Advisory</text:span></text:span></text:p>
      <text:list text:style-name="L38">
        <text:list-item>
          <text:p text:style-name="P80">Blockchain and cryptography experts</text:p>
        </text:list-item>
        <text:list-item>
          <text:p text:style-name="P80">IoT and hardware security specialists</text:p>
        </text:list-item>
        <text:list-item>
          <text:p text:style-name="P81">Transportation and urban planning professionals</text:p>
        </text:list-item>
      </text:list>
      <text:p text:style-name="P2"><text:span text:style-name="Strong_20_Emphasis"><text:span text:style-name="T1">Regulatory Advisory</text:span></text:span></text:p>
      <text:list text:style-name="L39">
        <text:list-item>
          <text:p text:style-name="P82">Swiss and international crypto-asset law experts</text:p>
        </text:list-item>
        <text:list-item>
          <text:p text:style-name="P82">Transportation regulation specialists</text:p>
        </text:list-item>
        <text:list-item>
          <text:p text:style-name="P83">Compliance and risk management professionals</text:p>
        </text:list-item>
      </text:list>
      <text:p text:style-name="Horizontal_20_Line"/>
      <text:h text:style-name="P3" text:outline-level="2">9. USE OF PROCEEDS</text:h>
      <text:h text:style-name="P6" text:outline-level="3">Development Allocation</text:h>
      <text:p text:style-name="P7">Funds raised through token distribution will support:</text:p>
      <text:p text:style-name="P2"><text:span text:style-name="Strong_20_Emphasis"><text:span text:style-name="T1">Smart Lock Development (40%)</text:span></text:span></text:p>
      <text:list text:style-name="L40">
        <text:list-item>
          <text:p text:style-name="P84">Hardware design and manufacturing partnerships</text:p>
        </text:list-item>
        <text:list-item>
          <text:p text:style-name="P84">Security testing and certification</text:p>
        </text:list-item>
        <text:list-item>
          <text:p text:style-name="P85">Open-source documentation and specifications</text:p>
        </text:list-item>
      </text:list>
      <text:p text:style-name="P2"><text:span text:style-name="Strong_20_Emphasis"><text:span text:style-name="T1">Software Development (25%)</text:span></text:span></text:p>
      <text:list text:style-name="L41">
        <text:list-item>
          <text:p text:style-name="P86">Blockchain protocol development</text:p>
        </text:list-item>
        <text:list-item>
          <text:p text:style-name="P86">Mobile applications and user interfaces</text:p>
        </text:list-item>
        <text:list-item>
          <text:p text:style-name="P87">Smart contract auditing and security testing</text:p>
        </text:list-item>
      </text:list>
      <text:p text:style-name="P2"><text:span text:style-name="Strong_20_Emphasis"><text:span text:style-name="T1">Legal and Regulatory (15%)</text:span></text:span></text:p>
      <text:list text:style-name="L42">
        <text:list-item>
          <text:p text:style-name="P88">Swiss and international legal compliance</text:p>
        </text:list-item>
        <text:list-item>
          <text:p text:style-name="P88">Regulatory liaison and government relations</text:p>
        </text:list-item>
        <text:list-item>
          <text:p text:style-name="P89">Intellectual property protection and licensing</text:p>
        </text:list-item>
      </text:list>
      <text:p text:style-name="P2"><text:span text:style-name="Strong_20_Emphasis"><text:span text:style-name="T1">Operations and Marketing (10%)</text:span></text:span></text:p>
      <text:list text:style-name="L43">
        <text:list-item>
          <text:p text:style-name="P90">Community building and user acquisition</text:p>
        </text:list-item>
        <text:list-item>
          <text:p text:style-name="P90"><text:soft-page-break/>Partnership development with cities and organizations</text:p>
        </text:list-item>
        <text:list-item>
          <text:p text:style-name="P91">Educational content and documentation</text:p>
        </text:list-item>
      </text:list>
      <text:p text:style-name="P2"><text:span text:style-name="Strong_20_Emphasis"><text:span text:style-name="T1">Contingency Reserves (10%)</text:span></text:span></text:p>
      <text:list text:style-name="L44">
        <text:list-item>
          <text:p text:style-name="P92">Emergency fund for unexpected challenges</text:p>
        </text:list-item>
        <text:list-item>
          <text:p text:style-name="P92">Additional development resources as needed</text:p>
        </text:list-item>
        <text:list-item>
          <text:p text:style-name="P93">Market volatility protection</text:p>
        </text:list-item>
      </text:list>
      <text:h text:style-name="P6" text:outline-level="3">Transparency and Accountability</text:h>
      <text:list text:style-name="L45">
        <text:list-item>
          <text:p text:style-name="P94">Quarterly financial reports to the community</text:p>
        </text:list-item>
        <text:list-item>
          <text:p text:style-name="P94">Public blockchain tracking of foundation expenses</text:p>
        </text:list-item>
        <text:list-item>
          <text:p text:style-name="P95">Annual third-party audits of foundation finances</text:p>
        </text:list-item>
      </text:list>
      <text:p text:style-name="Horizontal_20_Line"/>
      <text:h text:style-name="P3" text:outline-level="2">10. CONTACT INFORMATION</text:h>
      <text:h text:style-name="P6" text:outline-level="3">Bikera Foundation AG</text:h>
      <text:p text:style-name="P2"><text:span text:style-name="Strong_20_Emphasis"><text:span text:style-name="T1">Registered Office</text:span></text:span><text:span text:style-name="T1"> [Address in Switzerland - to be provided upon incorporation]</text:span></text:p>
      <text:p text:style-name="P2"><text:span text:style-name="Strong_20_Emphasis"><text:span text:style-name="T1">Contact Details</text:span></text:span></text:p>
      <text:list text:style-name="L46">
        <text:list-item>
          <text:p text:style-name="P96"><text:span text:style-name="Strong_20_Emphasis"><text:span text:style-name="T1">Email</text:span></text:span><text:span text:style-name="T1">: </text:span><text:a xlink:type="simple" xlink:href="mailto:legal@bikera.org" text:style-name="Internet_20_link" text:visited-style-name="Visited_20_Internet_20_Link"><text:span text:style-name="T1">legal@bikera.org</text:span></text:a></text:p>
        </text:list-item>
        <text:list-item>
          <text:p text:style-name="P96"><text:span text:style-name="Strong_20_Emphasis"><text:span text:style-name="T1">Website</text:span></text:span><text:span text:style-name="T1">: </text:span><text:a xlink:type="simple" xlink:href="http://www.bikera.org/" text:style-name="Internet_20_link" text:visited-style-name="Visited_20_Internet_20_Link"><text:span text:style-name="T1">www.bikera.org</text:span></text:a><text:span text:style-name="T1"> (under development)</text:span></text:p>
        </text:list-item>
        <text:list-item>
          <text:p text:style-name="P97"><text:span text:style-name="Strong_20_Emphasis"><text:span text:style-name="T1">Regulatory Contact</text:span></text:span><text:span text:style-name="T1">: [To be appointed]</text:span></text:p>
        </text:list-item>
      </text:list>
      <text:h text:style-name="P6" text:outline-level="3">Professional Services</text:h>
      <text:p text:style-name="P2"><text:span text:style-name="Strong_20_Emphasis"><text:span text:style-name="T1">Legal Counsel</text:span></text:span><text:span text:style-name="T1"> [Swiss crypto law firm - to be appointed]</text:span></text:p>
      <text:p text:style-name="P2"><text:span text:style-name="Strong_20_Emphasis"><text:span text:style-name="T1">Auditors</text:span></text:span><text:span text:style-name="T1"> [Swiss certified accounting firm - to be appointed]</text:span></text:p>
      <text:p text:style-name="P2"><text:span text:style-name="Strong_20_Emphasis"><text:span text:style-name="T1">Regulatory Compliance</text:span></text:span><text:span text:style-name="T1"> [Regulatory consulting firm - to be appointed]</text:span></text:p>
      <text:h text:style-name="P6" text:outline-level="3">Community Channels</text:h>
      <text:p text:style-name="P2"><text:span text:style-name="Strong_20_Emphasis"><text:span text:style-name="T1">Technical Documentation</text:span></text:span></text:p>
      <text:list text:style-name="L47">
        <text:list-item>
          <text:p text:style-name="P98"><text:span text:style-name="Strong_20_Emphasis"><text:span text:style-name="T1">GitHub</text:span></text:span><text:span text:style-name="T1">: [Repository links to be provided]</text:span></text:p>
        </text:list-item>
        <text:list-item>
          <text:p text:style-name="P99"><text:span text:style-name="Strong_20_Emphasis"><text:span text:style-name="T1">Technical Whitepaper</text:span></text:span><text:span text:style-name="T1">: [URL to be provided]</text:span></text:p>
        </text:list-item>
      </text:list>
      <text:p text:style-name="P2"><text:soft-page-break/><text:span text:style-name="Strong_20_Emphasis"><text:span text:style-name="T1">Community Engagement</text:span></text:span></text:p>
      <text:list text:style-name="L48">
        <text:list-item>
          <text:p text:style-name="P100"><text:span text:style-name="Strong_20_Emphasis"><text:span text:style-name="T1">Discord</text:span></text:span><text:span text:style-name="T1">: [Server link to be provided]</text:span></text:p>
        </text:list-item>
        <text:list-item>
          <text:p text:style-name="P100"><text:span text:style-name="Strong_20_Emphasis"><text:span text:style-name="T1">Telegram</text:span></text:span><text:span text:style-name="T1">: [Channel link to be provided]</text:span></text:p>
        </text:list-item>
        <text:list-item>
          <text:p text:style-name="P101"><text:span text:style-name="Strong_20_Emphasis"><text:span text:style-name="T1">Social Media</text:span></text:span><text:span text:style-name="T1">: [Links to be provided]</text:span></text:p>
        </text:list-item>
      </text:list>
      <text:p text:style-name="Horizontal_20_Line"/>
      <text:h text:style-name="P3" text:outline-level="2">IMPORTANT DISCLAIMERS</text:h>
      <text:h text:style-name="P6" text:outline-level="3">No Investment Advice</text:h>
      <text:p text:style-name="P7">This document does not constitute investment, legal, tax, or financial advice. Prospective token holders should consult with qualified professionals before making any decisions regarding MERA tokens.</text:p>
      <text:h text:style-name="P6" text:outline-level="3">Utility Token Nature</text:h>
      <text:p text:style-name="P7">MERA tokens are utility tokens providing access to services within the Bikera ecosystem. They do not represent equity, debt, or ownership interests in Bikera Foundation AG or any affiliated entities.</text:p>
      <text:h text:style-name="P6" text:outline-level="3">Forward-Looking Statements</text:h>
      <text:p text:style-name="P7">This document contains forward-looking statements based on current expectations and assumptions. Actual results may differ materially from those expressed or implied by such statements.</text:p>
      <text:h text:style-name="P6" text:outline-level="3">Regulatory Compliance</text:h>
      <text:p text:style-name="P7">This document has been prepared in accordance with Swiss regulatory requirements and FINMA's ICO Guidelines. Bikera Foundation AG is committed to maintaining compliance with all applicable laws and regulations.</text:p>
      <text:h text:style-name="P6" text:outline-level="3">Swiss Law Jurisdiction</text:h>
      <text:p text:style-name="P7">This document and any disputes arising from it shall be governed by Swiss law. Any legal proceedings shall be subject to the jurisdiction of Swiss courts.</text:p>
      <text:p text:style-name="Horizontal_20_Line"/>
      <text:p text:style-name="P2"><text:span text:style-name="Strong_20_Emphasis"><text:span text:style-name="T1">Document Prepared Under Swiss Law</text:span></text:span><text:span text:style-name="T1"><text:line-break/></text:span><text:span text:style-name="Strong_20_Emphasis"><text:span text:style-name="T1">Last Updated</text:span></text:span><text:span text:style-name="T1">: [Date]<text:line-break/></text:span><text:span text:style-name="Strong_20_Emphasis"><text:span text:style-name="T1">Version</text:span></text:span><text:span text:style-name="T1">: 1.0</text:span></text:p>
      <text:p text:style-name="P2"><text:soft-page-break/><text:span text:style-name="Emphasis"><text:span text:style-name="T1">This document reflects Swiss regulatory requirements and does not constitute a securities prospectus or investment solicitation under Swiss or any other jurisdiction's laws.</text:span></text:span>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2T00:22:59.381103068</meta:creation-date>
    <dc:date>2025-09-22T00:23:27.091771548</dc:date>
    <meta:editing-duration>PT28S</meta:editing-duration>
    <meta:editing-cycles>1</meta:editing-cycles>
    <meta:generator>LibreOffice/25.2.4.3$Linux_X86_64 LibreOffice_project/33e196637044ead23f5c3226cde09b47731f7e27</meta:generator>
    <meta:document-statistic meta:table-count="0" meta:image-count="0" meta:object-count="0" meta:page-count="13" meta:paragraph-count="280" meta:word-count="1818" meta:character-count="13303" meta:non-whitespace-character-count="11929"/>
  </office:meta>
</office:document-meta>
</file>